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2c8e" officeooo:paragraph-rsid="00062c8e"/>
    </style:style>
    <style:style style:name="P2" style:family="paragraph" style:parent-style-name="Table_20_Contents">
      <style:text-properties officeooo:rsid="00062c8e" officeooo:paragraph-rsid="0006bcab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rsid="00062c8e" officeooo:paragraph-rsid="00062c8e" style:font-weight-asian="bold" style:font-weight-complex="bold"/>
    </style:style>
    <style:style style:name="P5" style:family="paragraph" style:parent-style-name="Table_20_Contents">
      <style:text-properties fo:font-weight="bold" officeooo:paragraph-rsid="00062c8e" style:font-weight-asian="bold" style:font-weight-complex="bold"/>
    </style:style>
    <style:style style:name="P6" style:family="paragraph" style:parent-style-name="Standard">
      <style:text-properties officeooo:rsid="00062c8e" officeooo:paragraph-rsid="00062c8e"/>
    </style:style>
    <style:style style:name="P7" style:family="paragraph" style:parent-style-name="Standard">
      <style:paragraph-properties fo:text-align="center" style:justify-single-word="false"/>
      <style:text-properties officeooo:rsid="00062c8e" officeooo:paragraph-rsid="00062c8e"/>
    </style:style>
    <style:style style:name="P8" style:family="paragraph" style:parent-style-name="Standard">
      <style:text-properties fo:font-style="italic" officeooo:rsid="00062c8e" officeooo:paragraph-rsid="00062c8e" style:font-style-asian="italic" style:font-style-complex="italic"/>
    </style:style>
    <style:style style:name="P9" style:family="paragraph" style:parent-style-name="Standard">
      <style:text-properties officeooo:rsid="0006bcab" officeooo:paragraph-rsid="0006bcab"/>
    </style:style>
    <style:style style:name="P10" style:family="paragraph" style:parent-style-name="Standard">
      <style:text-properties officeooo:rsid="0006fc8f" officeooo:paragraph-rsid="0006fc8f"/>
    </style:style>
    <style:style style:name="P11" style:family="paragraph" style:parent-style-name="Standard">
      <style:text-properties officeooo:rsid="0008bc4a" officeooo:paragraph-rsid="0008bc4a"/>
    </style:style>
    <style:style style:name="P12" style:family="paragraph" style:parent-style-name="Standard">
      <style:text-properties officeooo:rsid="00090b97" officeooo:paragraph-rsid="00090b97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officeooo:rsid="00062c8e"/>
    </style:style>
    <style:style style:name="T2" style:family="text">
      <style:text-properties style:text-position="sub 58%"/>
    </style:style>
    <style:style style:name="T3" style:family="text">
      <style:text-properties officeooo:rsid="0006bcab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090b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gument Irrelevant Functions</text:p>
      <text:p text:style-name="P7">by Sven Nilsen, 2019</text:p>
      <text:p text:style-name="P6"/>
      <text:p text:style-name="P8">In this paper I formalize argument irrelevant functions in path semantics.</text:p>
      <text:p text:style-name="P6"/>
      <text:p text:style-name="P6">An argument irrelevant function is defined as following using notation for path semantics<text:span text:style-name="T5"><text:reference-ref text:reference-format="text" text:ref-name="1">[1]</text:reference-ref></text:span>:</text:p>
      <text:p text:style-name="P6"/>
      <text:p text:style-name="P6"><text:tab/>argument_irrelevant<text:span text:style-name="T2">T</text:span>(f : \T) = ∀ i { ∃?f[id_unit<text:span text:style-name="T2">i</text:span> → id] }</text:p>
      <text:p text:style-name="P6"/>
      <text:p text:style-name="P9">The type `\T` means that `f` is a function of zero or more arguments returning `T`<text:span text:style-name="T5"><text:reference-ref text:reference-format="text" text:ref-name="2">[2]</text:reference-ref></text:span>.</text:p>
      <text:p text:style-name="P9">The function `id_unit<text:span text:style-name="T2">i</text:span>` constructs a function tuple erasing a single argument `i`<text:span text:style-name="T5"><text:reference-ref text:reference-format="text" text:ref-name="3">[3]</text:reference-ref></text:span>.</text:p>
      <text:p text:style-name="P9">The `<text:span text:style-name="T1">∃?</text:span>` operator means the existence of a normal path<text:span text:style-name="T5"><text:reference-ref text:reference-format="text" text:ref-name="4">[4]</text:reference-ref></text:span>.</text:p>
      <text:p text:style-name="P6"/>
      <text:p text:style-name="P6">Previously, I defined argument relevant functions<text:span text:style-name="T5"><text:reference-ref text:reference-format="text" text:ref-name="5">[5]</text:reference-ref></text:span>, which <text:span text:style-name="T3">is related to argument irrelevant functions</text:span>.</text:p>
      <text:p text:style-name="P9">Argument relevant and irrelevant functions are not mutually exclusive<text:span text:style-name="T5"><text:reference-ref text:reference-format="text" text:ref-name="6">[6]</text:reference-ref></text:span>: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argument_relevant</text:p>
          </table:table-cell>
          <table:table-cell table:style-name="Table1.C1" office:value-type="string">
            <text:p text:style-name="P3">¬<text:span text:style-name="T1">argument_relevant</text:span></text:p>
          </table:table-cell>
        </table:table-row>
        <table:table-row>
          <table:table-cell table:style-name="Table1.A2" office:value-type="string">
            <text:p text:style-name="P4">argument_irrelevant</text:p>
          </table:table-cell>
          <table:table-cell table:style-name="Table1.A2" office:value-type="string">
            <text:p text:style-name="P1">f : T <text:s text:c="2"/>(takes zero arguments)</text:p>
          </table:table-cell>
          <table:table-cell table:style-name="Table1.C2" office:value-type="string">
            <text:p text:style-name="P1">All arguments are irrelevant</text:p>
          </table:table-cell>
        </table:table-row>
        <table:table-row>
          <table:table-cell table:style-name="Table1.A2" office:value-type="string">
            <text:p text:style-name="P5">¬<text:span text:style-name="T1">argument_irrelevant</text:span></text:p>
          </table:table-cell>
          <table:table-cell table:style-name="Table1.A2" office:value-type="string">
            <text:p text:style-name="P1">All arguments are relevant</text:p>
          </table:table-cell>
          <table:table-cell table:style-name="Table1.C2" office:value-type="string">
            <text:p text:style-name="P2">Some arguments are relevant</text:p>
            <text:p text:style-name="P2"><text:span text:style-name="T3">S</text:span>ome <text:span text:style-name="T3">arguments </text:span>are irrelevant</text:p>
          </table:table-cell>
        </table:table-row>
      </table:table>
      <text:p text:style-name="P6"/>
      <text:p text:style-name="P9">All functions with zero arguments are argument irrelevant.</text:p>
      <text:p text:style-name="P9">This means that all constants can be thought of as argument irrelevant functions.</text:p>
      <text:p text:style-name="P11">Technically, all constants can also be thought of as argument relevant,<text:line-break/>but it is easier to think of them as argument irrelevant because there are no arguments.</text:p>
      <text:p text:style-name="P9"/>
      <text:p text:style-name="P9">All deterministic argument irrelevant functions can be simplified to constants.</text:p>
      <text:p text:style-name="P11"/>
      <text:p text:style-name="P11">All indeterministic argument irrelevant functions can be simplified to <text:span text:style-name="T7">random </text:span>noise,</text:p>
      <text:p text:style-name="P11">or values depending only on the environment.</text:p>
      <text:h text:style-name="P13" text:outline-level="3">References:</text:h>
      <text:p text:style-name="P9"/>
      <text:p text:style-name="P10"><text:reference-mark-start text:name="1"/>[1]<text:reference-mark-end text:name="1"/><text:tab/>“Path Semantics”</text:p>
      <text:p text:style-name="P10"><text:tab/>Sven Nilsen, 2016-2019</text:p>
      <text:p text:style-name="P10"><text:tab/><text:a xlink:type="simple" xlink:href="https://github.com/advancedresearch/path_semantics/blob/master/papers-wip/path-semantics.pdf" text:style-name="Internet_20_link" text:visited-style-name="Visited_20_Internet_20_Link"><text:span text:style-name="T4">https://github.com/advancedresearch/path_semantics/blob/master/papers-wip/path-semantics.pdf</text:span></text:a></text:p>
      <text:p text:style-name="P10"/>
      <text:p text:style-name="P10"><text:reference-mark-start text:name="2"/>[2]<text:reference-mark-end text:name="2"/><text:tab/>“Higher Order Operator Overloading and Notation for Parameters”</text:p>
      <text:p text:style-name="P10"><text:tab/>Sven Nilsen, 2019</text:p>
      <text:p text:style-name="P10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6">https://github.com/advancedresearch/path_semantics/blob/master/papers-wip/higher-order-operator-overloading-and-notation-for-parameters.pdf</text:span></text:a></text:p>
      <text:p text:style-name="P10"/>
      <text:p text:style-name="P10"><text:reference-mark-start text:name="3"/>[3]<text:reference-mark-end text:name="3"/><text:tab/>“The Id Unit Function”</text:p>
      <text:p text:style-name="P10"><text:tab/>Sven Nilsen, 2019</text:p>
      <text:p text:style-name="P10"><text:tab/><text:a xlink:type="simple" xlink:href="https://github.com/advancedresearch/path_semantics/blob/master/papers-wip/the-id-unit-function.pdf" text:style-name="Internet_20_link" text:visited-style-name="Visited_20_Internet_20_Link"><text:span text:style-name="T4">https://github.com/advancedresearch/path_semantics/blob/master/papers-wip/the-id-unit-function.pdf</text:span></text:a></text:p>
      <text:p text:style-name="P10"/>
      <text:p text:style-name="P10"><text:reference-mark-start text:name="4"/>[4]<text:reference-mark-end text:name="4"/><text:tab/>“Existence of Normal Paths”</text:p>
      <text:p text:style-name="P10"><text:tab/>Sven Nilsen, 2019</text:p>
      <text:p text:style-name="P10"><text:tab/><text:a xlink:type="simple" xlink:href="https://github.com/advancedresearch/path_semantics/blob/master/papers-wip/existence-of-normal-paths.pdf" text:style-name="Internet_20_link" text:visited-style-name="Visited_20_Internet_20_Link"><text:span text:style-name="T4">https://github.com/advancedresearch/path_semantics/blob/master/papers-wip/existence-of-normal-paths.pdf</text:span></text:a></text:p>
      <text:p text:style-name="P10"/>
      <text:p text:style-name="P11"><text:reference-mark-start text:name="5"/>[5]<text:reference-mark-end text:name="5"/><text:tab/>“Argument Relevant Functions”</text:p>
      <text:p text:style-name="P11"><text:tab/>Sven Nilsen, 2019</text:p>
      <text:p text:style-name="P11"><text:tab/><text:a xlink:type="simple" xlink:href="https://github.com/advancedresearch/path_semantics/blob/master/papers-wip/argument-relevant-functions.pdf" text:style-name="Internet_20_link" text:visited-style-name="Visited_20_Internet_20_Link"><text:span text:style-name="T4">https://github.com/advancedresearch/path_semantics/blob/master/papers-wip/argument-relevant-functions.pdf</text:span></text:a></text:p>
      <text:p text:style-name="P11"/>
      <text:p text:style-name="P12"><text:reference-mark-start text:name="6"/>[6]<text:reference-mark-end text:name="6"/><text:tab/>“Mutual exclusivity”</text:p>
      <text:p text:style-name="P12"><text:tab/>Wikipedia</text:p>
      <text:p text:style-name="P12"><text:tab/><text:a xlink:type="simple" xlink:href="https://en.wikipedia.org/wiki/Mutual_exclusivity" text:style-name="Internet_20_link" text:visited-style-name="Visited_20_Internet_20_Link"><text:span text:style-name="T4">https://en.wikipedia.org/wiki/Mutual_exclusivity</text:span>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3:04:32.333354000</meta:creation-date>
    <dc:date>2019-08-18T23:48:18.112217000</dc:date>
    <meta:editing-duration>PT2M42S</meta:editing-duration>
    <meta:editing-cycles>1</meta:editing-cycles>
    <meta:document-statistic meta:table-count="1" meta:image-count="0" meta:object-count="0" meta:page-count="2" meta:paragraph-count="44" meta:word-count="256" meta:character-count="2308" meta:non-whitespace-character-count="2081"/>
    <meta:generator>LibreOffice/5.1.2.2$MacOSX_X86_64 LibreOffice_project/d3bf12ecb743fc0d20e0be0c58ca359301eb705f</meta:generator>
  </office:meta>
</office:document-meta>
</file>